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4.249cm" style:rel-column-width="16383*"/>
    </style:style>
    <style:style style:name="表格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101cm" fo:border="0.05pt solid #000000"/>
    </style:style>
    <style:style style:name="表格1.A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表格1.A3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表格1.B3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name-asian="標楷體" style:font-weight-asian="bold" style:font-weight-complex="bold"/>
    </style:style>
    <style:style style:name="P2" style:family="paragraph" style:parent-style-name="Table_20_Contents">
      <style:text-properties style:font-name-asian="標楷體"/>
    </style:style>
    <style:style style:name="P3" style:family="paragraph" style:parent-style-name="Table_20_Contents">
      <style:paragraph-properties fo:text-align="center" style:justify-single-word="false"/>
      <style:text-properties officeooo:paragraph-rsid="000cdc4e" style:font-name-asian="標楷體"/>
    </style:style>
    <style:style style:name="P4" style:family="paragraph" style:parent-style-name="Table_20_Contents">
      <style:paragraph-properties fo:text-align="center" style:justify-single-word="false"/>
      <style:text-properties officeooo:rsid="000cdc4e" officeooo:paragraph-rsid="000cdc4e" style:font-name-asian="標楷體"/>
    </style:style>
    <style:style style:name="P5" style:family="paragraph" style:parent-style-name="Table_20_Contents">
      <style:paragraph-properties fo:text-align="center" style:justify-single-word="false"/>
      <style:text-properties style:font-name-asian="Comic Sans MS"/>
    </style:style>
    <style:style style:name="P6" style:family="paragraph" style:parent-style-name="Table_20_Contents">
      <style:text-properties style:font-name="Comic Sans MS" style:font-name-asian="Comic Sans MS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style:font-name-asian="Comic Sans MS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officeooo:paragraph-rsid="000cdc4e" style:font-name-asian="Comic Sans MS"/>
    </style:style>
    <style:style style:name="P9" style:family="paragraph" style:parent-style-name="Table_20_Contents">
      <style:text-properties style:font-name="Comic Sans MS" officeooo:rsid="000cdc4e" officeooo:paragraph-rsid="000cdc4e" style:font-name-asian="Comic Sans MS"/>
    </style:style>
    <style:style style:name="P10" style:family="paragraph" style:parent-style-name="Table_20_Contents">
      <style:paragraph-properties fo:margin-top="0cm" fo:margin-bottom="0.097cm" style:contextual-spacing="false"/>
    </style:style>
    <style:style style:name="P11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-asian="標楷體1" style:font-weight-asian="bold"/>
    </style:style>
    <style:style style:name="P12" style:family="paragraph" style:parent-style-name="Table_20_Contents">
      <style:paragraph-properties fo:margin-top="0.101cm" fo:margin-bottom="0.198cm" style:contextual-spacing="false"/>
    </style:style>
    <style:style style:name="P13" style:family="paragraph" style:parent-style-name="Table_20_Contents">
      <style:paragraph-properties fo:margin-top="0.101cm" fo:margin-bottom="0.198cm" style:contextual-spacing="false" fo:text-align="center" style:justify-single-word="false"/>
    </style:style>
    <style:style style:name="P14" style:family="paragraph" style:parent-style-name="Table_20_Contents">
      <style:paragraph-properties fo:margin-top="0.101cm" fo:margin-bottom="0.198cm" style:contextual-spacing="false"/>
      <style:text-properties style:font-name="Comic Sans MS1" fo:language="en" fo:country="US"/>
    </style:style>
    <style:style style:name="P15" style:family="paragraph" style:parent-style-name="Table_20_Contents">
      <style:paragraph-properties fo:margin-top="0.101cm" fo:margin-bottom="0.198cm" style:contextual-spacing="false" fo:text-align="center" style:justify-single-word="false"/>
      <style:text-properties style:font-name="Comic Sans MS1" fo:language="en" fo:country="US"/>
    </style:style>
    <style:style style:name="T1" style:family="text">
      <style:text-properties officeooo:rsid="000cdc4e"/>
    </style:style>
    <style:style style:name="T2" style:family="text">
      <style:text-properties style:font-name="Comic Sans MS" officeooo:rsid="000cdc4e"/>
    </style:style>
    <style:style style:name="T3" style:family="text">
      <style:text-properties style:font-name-asian="標楷體1"/>
    </style:style>
    <style:style style:name="T4" style:family="text">
      <style:text-properties style:font-name="Liberation Serif1" fo:language="en" fo:country="US"/>
    </style:style>
    <style:style style:name="T5" style:family="text">
      <style:text-properties style:font-name="Liberation Serif1" fo:language="en" fo:country="US" style:font-name-asian="標楷體1"/>
    </style:style>
    <style:style style:name="T6" style:family="text">
      <style:text-properties style:font-name="Comic Sans MS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三階魔方公式</text:span><text:span text:style-name="T4">--</text:span><text:span text:style-name="T5">OLL</text:span></text:h>
      <text:p text:style-name="Standard"/>
      <table:table table:name="表格1" table:style-name="表格1">
        <table:table-column table:style-name="表格1.A" table:number-columns-repeated="4"/>
        <table:table-row table:style-name="TableLine1932568058432">
          <table:table-cell table:style-name="表格1.A1" office:value-type="string">
            <text:p text:style-name="P11">說明</text:p>
          </table:table-cell>
          <table:table-cell table:style-name="表格1.A1" office:value-type="string">
            <text:p text:style-name="P11">機率</text:p>
          </table:table-cell>
          <table:table-cell table:style-name="表格1.A1" office:value-type="string">
            <text:p text:style-name="P11">圖示</text:p>
          </table:table-cell>
          <table:table-cell table:style-name="表格1.D1" office:value-type="string">
            <text:p text:style-name="P11">解法</text:p>
          </table:table-cell>
        </table:table-row>
        <table:table-row table:style-name="TableLine1932568058432">
          <table:table-cell table:style-name="表格1.A2" table:number-columns-spanned="4" office:value-type="string">
            <text:p text:style-name="P10"><text:span text:style-name="T3">十字</text:span><text:span text:style-name="T4">(1/8)</text:span></text:p>
          </table:table-cell>
          <table:covered-table-cell/>
          <table:covered-table-cell/>
          <table:covered-table-cell/>
        </table:table-row>
        <table:table-row table:style-name="TableLine1932568058432">
          <table:table-cell table:style-name="表格1.A3" office:value-type="string">
            <text:p text:style-name="P13"><text:span text:style-name="T6">O27</text:span><text:span text:style-name="T4">(</text:span><text:span text:style-name="T3">順時針</text:span><text:span text:style-name="T4">)</text:span></text:p>
            <text:p text:style-name="P13"><text:span text:style-name="T3">上順下順上</text:span><text:span text:style-name="T4">180</text:span><text:span text:style-name="T3">下</text:span></text:p>
          </table:table-cell>
          <table:table-cell table:style-name="表格1.B3" office:value-type="string">
            <text:p text:style-name="P15">1/54</text:p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4">R U R’ U R U2 R’ </text:p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  <table:table-row table:style-name="TableLine1932568058432"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3"/>
          </table:table-cell>
          <table:table-cell table:style-name="表格1.A3" office:value-type="string">
            <text:p text:style-name="P12"/>
          </table:table-cell>
          <table:table-cell table:style-name="表格1.A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3:19.638000000</dc:date>
    <meta:editing-duration>PT11M32S</meta:editing-duration>
    <meta:editing-cycles>2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10" meta:word-count="39" meta:character-count="64" meta:non-whitespace-character-count="57"/>
  </office:meta>
</office:document-meta>
</file>